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8c0" officeooo:paragraph-rsid="001e80b6"/>
    </style:style>
    <style:style style:name="P2" style:family="paragraph" style:parent-style-name="Standard">
      <style:text-properties officeooo:rsid="0020b3be" officeooo:paragraph-rsid="0020b3be"/>
    </style:style>
    <style:style style:name="P3" style:family="paragraph" style:parent-style-name="Standard">
      <style:text-properties officeooo:rsid="0020b3be" officeooo:paragraph-rsid="001e80b6"/>
    </style:style>
    <style:style style:name="P4" style:family="paragraph" style:parent-style-name="Standard">
      <style:text-properties officeooo:rsid="001618c0" officeooo:paragraph-rsid="001e8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mandes Docker de base</text:p>
      <text:p text:style-name="Text_20_body"/>
      <text:h text:style-name="Heading_20_1" text:outline-level="1">Les premières commandes à connaitre</text:h>
      <text:p text:style-name="P1"># Pull une image</text:p>
      <text:p text:style-name="P1">docker image pull jhipster/jhipster</text:p>
      <text:p text:style-name="P1"/>
      <text:p text:style-name="P1"># Arrêter|Démarrer|Supprimer une image</text:p>
      <text:p text:style-name="P1">sudo docker stop|start|rm jhipster</text:p>
      <text:p text:style-name="P1"/>
      <text:p text:style-name="P1"># Pour run le conteneur docker</text:p>
      <text:p text:style-name="P1">sudo docker container run --name jhipster -v $PWD:/home/jhipster/app -v ~/.m2:/home/jhipster/.m2 -p 8080:8080 -p 9000:9000 -p 3001:3001 -d -t jhipster/jhipster</text:p>
      <text:p text:style-name="P1"/>
      <text:p text:style-name="P1"># Liste les conteneurs</text:p>
      <text:p text:style-name="P1">sudo docker container ps</text:p>
      <text:p text:style-name="P1"/>
      <text:p text:style-name="P1"># Accéder au container &lt;jhipster&gt;</text:p>
      <text:p text:style-name="P1">sudo docker container exec -it jhipster bashj</text:p>
      <text:p text:style-name="P1"/>
      <text:p text:style-name="P1"/>
      <text:p text:style-name="P1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09:42:57.057844092</meta:creation-date>
    <meta:generator>LibreOffice/6.4.6.2$Linux_X86_64 LibreOffice_project/40$Build-2</meta:generator>
    <dc:date>2021-02-15T01:04:32.093515625</dc:date>
    <meta:editing-duration>PT8H32M28S</meta:editing-duration>
    <meta:editing-cycles>5</meta:editing-cycles>
    <meta:document-statistic meta:table-count="0" meta:image-count="0" meta:object-count="0" meta:page-count="1" meta:paragraph-count="12" meta:word-count="71" meta:character-count="495" meta:non-whitespace-character-count="437"/>
  </office:meta>
</office:document-meta>
</file>